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7cm" fo:margin-left="0cm" fo:margin-right="0.028cm" table:align="margins" style:writing-mode="lr-tb"/>
    </style:style>
    <style:style style:name="Tabela1.A" style:family="table-column">
      <style:table-column-properties style:column-width="7.25cm" style:rel-column-width="4110*"/>
    </style:style>
    <style:style style:name="Tabela1.B" style:family="table-column">
      <style:table-column-properties style:column-width="1.09cm" style:rel-column-width="61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I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1pt" style:font-size-asian="11pt" style:font-name-complex="Arial"/>
    </style:style>
    <style:style style:name="P3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style:font-size-asian="11pt" style:font-name-complex="Ari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969cm"/>
        </style:tab-stops>
      </style:paragraph-properties>
      <style:text-properties fo:font-size="11pt" style:font-size-asian="11pt" style:font-name-complex="Arial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name-complex="Arial"/>
    </style:style>
    <style:style style:name="P6" style:family="paragraph" style:parent-style-name="Standard">
      <style:text-properties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fo:font-weight="bold" style:font-size-asian="11pt" style:font-weight-asian="bold" style:font-name-complex="Arial" style:font-weight-complex="bold"/>
    </style:style>
    <style:style style:name="P9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fo:language="zxx" fo:country="none" fo:font-weight="bold" style:font-size-asian="11pt" style:language-asian="zxx" style:country-asian="none" style:font-weight-asian="bold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4.618cm"/>
        </style:tab-stops>
      </style:paragraph-properties>
      <style:text-properties style:font-name-complex="Ari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name-complex="Arial" style:font-weight-complex="bold"/>
    </style:style>
    <style:style style:name="P14" style:family="paragraph" style:parent-style-name="Standard">
      <style:paragraph-properties>
        <style:tab-stops>
          <style:tab-stop style:position="2.969cm"/>
        </style:tab-stops>
      </style:paragraph-properties>
    </style:style>
    <style:style style:name="P15" style:family="paragraph" style:parent-style-name="Standard">
      <style:paragraph-properties fo:margin-left="0cm" fo:margin-right="0cm" fo:text-indent="0.635cm" style:auto-text-indent="false"/>
      <style:text-properties fo:font-size="11pt" style:font-size-asian="11pt" style:font-name-complex="Arial"/>
    </style:style>
    <style:style style:name="P1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1pt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1pt" fo:font-weight="bold" style:font-size-asian="11pt" style:font-weight-asian="bold" style:font-name-complex="Arial"/>
    </style:style>
    <style:style style:name="P18" style:family="paragraph" style:parent-style-name="T2">
      <style:paragraph-properties fo:margin-left="0cm" fo:margin-right="0cm" fo:line-height="100%" fo:text-indent="0.635cm" style:auto-text-indent="false"/>
      <style:text-properties fo:font-size="11pt" fo:font-weight="normal" style:font-size-asian="11pt" style:font-weight-asian="normal" style:font-name-complex="Arial"/>
    </style:style>
    <style:style style:name="P19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20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21" style:family="paragraph" style:parent-style-name="T2">
      <style:paragraph-properties fo:margin-left="0cm" fo:margin-right="0cm" fo:line-height="150%" fo:text-indent="0cm" style:auto-text-indent="false"/>
      <style:text-properties fo:font-size="11pt" fo:font-weight="normal" style:font-size-asian="11pt" style:font-weight-asian="normal" style:font-name-complex="Arial" style:font-size-complex="11pt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fo:font-size="11pt" style:font-size-asian="11pt" style:font-name-complex="Arial"/>
    </style:style>
    <style:style style:name="P23" style:family="paragraph" style:parent-style-name="Capa">
      <style:text-properties style:font-name-complex="Arial"/>
    </style:style>
    <style:style style:name="P24" style:family="paragraph" style:parent-style-name="Capa">
      <style:text-properties style:font-name-complex="Arial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2">
      <style:paragraph-properties fo:margin-left="0cm" fo:margin-right="0cm" fo:line-height="150%" fo:text-indent="1.249cm" style:auto-text-indent="false"/>
      <style:text-properties fo:font-size="11pt" fo:font-weight="normal" style:font-size-asian="11pt" style:font-weight-asian="normal" style:font-name-complex="Arial" style:font-size-complex="11pt"/>
    </style:style>
    <style:style style:name="P29" style:family="paragraph" style:parent-style-name="Standard" style:list-style-name="WW8Num19">
      <style:text-properties fo:font-size="11pt" fo:font-weight="bold" style:font-size-asian="11pt" style:font-weight-asian="bold" style:font-name-complex="Arial"/>
    </style:style>
    <style:style style:name="P30" style:family="paragraph" style:parent-style-name="Standard" style:list-style-name="WW8Num19">
      <style:paragraph-properties fo:text-align="justify" style:justify-single-word="false"/>
      <style:text-properties fo:font-size="11pt" fo:font-weight="bold" style:font-size-asian="11pt" style:font-weight-asian="bold" style:font-name-complex="Arial"/>
    </style:style>
    <style:style style:name="P31" style:family="paragraph" style:parent-style-name="Standard" style:list-style-name="WW8Num2">
      <style:text-properties fo:font-size="11pt" fo:font-weight="bold" style:font-size-asian="11pt" style:font-weight-asian="bold" style:font-name-complex="Arial" style:font-weight-complex="bold"/>
    </style:style>
    <style:style style:name="P32" style:family="paragraph" style:parent-style-name="Standard" style:list-style-name="WW8Num19">
      <style:paragraph-properties fo:text-align="justify" style:justify-single-word="false"/>
      <style:text-properties fo:font-size="11pt" fo:font-weight="normal" style:font-size-asian="11pt" style:font-weight-asian="normal" style:font-name-complex="Arial" style:font-weight-complex="normal"/>
    </style:style>
    <style:style style:name="P33" style:family="paragraph" style:parent-style-name="Standard">
      <style:text-properties fo:font-size="11pt" style:font-size-asian="11pt" style:font-name-complex="Arial"/>
    </style:style>
    <style:style style:name="P34" style:family="paragraph" style:parent-style-name="Standard">
      <style:text-properties style:font-name-complex="Arial"/>
    </style:style>
    <style:style style:name="P35" style:family="paragraph" style:parent-style-name="Standard">
      <style:paragraph-properties>
        <style:tab-stops>
          <style:tab-stop style:position="4.618cm"/>
        </style:tab-stops>
      </style:paragraph-properties>
      <style:text-properties style:font-name-complex="Arial"/>
    </style:style>
    <style:style style:name="P36" style:family="paragraph" style:parent-style-name="Standard" style:list-style-name="L3">
      <style:paragraph-properties fo:margin-left="0cm" fo:margin-right="0cm" fo:line-height="150%" fo:text-indent="0cm" style:auto-text-indent="false"/>
      <style:text-properties fo:font-size="11pt" style:font-size-asian="11pt" style:font-name-complex="Arial" style:font-size-complex="11pt"/>
    </style:style>
    <style:style style:name="P37" style:family="paragraph" style:parent-style-name="Standard">
      <style:paragraph-properties fo:break-before="page"/>
      <style:text-properties style:font-name-complex="Arial"/>
    </style:style>
    <style:style style:name="P38" style:family="paragraph" style:parent-style-name="Heading_20_5">
      <style:paragraph-properties fo:margin-top="0cm" fo:margin-bottom="0.106cm" fo:text-align="center" style:justify-single-word="false"/>
      <style:text-properties fo:font-size="11pt" style:font-size-asian="11pt" style:font-name-complex="Arial"/>
    </style:style>
    <style:style style:name="P39" style:family="paragraph" style:parent-style-name="Heading_20_5">
      <style:paragraph-properties fo:margin-top="0cm" fo:margin-bottom="0.106cm" fo:text-align="center" style:justify-single-word="false"/>
      <style:text-properties fo:font-size="11pt" style:font-size-asian="11pt" style:font-name-complex="Arial"/>
    </style:style>
    <style:style style:name="P40" style:family="paragraph" style:parent-style-name="Heading_20_5">
      <style:paragraph-properties fo:margin-top="0cm" fo:margin-bottom="0.106cm" fo:text-align="center" style:justify-single-word="false"/>
      <style:text-properties fo:font-size="11pt" fo:font-style="normal" style:font-size-asian="11pt" style:font-style-asian="normal" style:font-name-complex="Arial"/>
    </style:style>
    <style:style style:name="P41" style:family="paragraph" style:parent-style-name="Heading_20_5">
      <style:paragraph-properties fo:margin-top="0cm" fo:margin-bottom="0.106cm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2" style:list-style-name="WW8Num2">
      <style:paragraph-properties fo:line-height="100%"/>
      <style:text-properties fo:font-size="11pt" style:font-size-asian="11pt" style:font-name-complex="Arial"/>
    </style:style>
    <style:style style:name="P45" style:family="paragraph" style:parent-style-name="T2" style:list-style-name="L2">
      <style:paragraph-properties fo:line-height="100%"/>
      <style:text-properties fo:font-size="11pt" style:font-size-asian="11pt" style:font-name-complex="Arial"/>
    </style:style>
    <style:style style:name="P46" style:family="paragraph" style:parent-style-name="T2" style:list-style-name="WW8Num2">
      <style:paragraph-properties fo:line-height="100%"/>
      <style:text-properties fo:font-size="11pt" style:font-size-asian="11pt" style:font-name-complex="Arial" style:font-weight-complex="bold"/>
    </style:style>
    <style:style style:name="P47" style:family="paragraph" style:parent-style-name="T2" style:list-style-name="WW8Num2">
      <style:paragraph-properties fo:line-height="100%"/>
      <style:text-properties fo:font-size="11pt" fo:font-weight="normal" style:font-size-asian="11pt" style:font-weight-asian="normal" style:font-name-complex="Arial"/>
    </style:style>
    <style:style style:name="P48" style:family="paragraph" style:parent-style-name="T2" style:list-style-name="WW8Num2">
      <style:paragraph-properties fo:line-height="100%"/>
      <style:text-properties fo:color="#000000" fo:font-size="11pt" fo:font-weight="normal" style:font-size-asian="11pt" style:font-weight-asian="normal" style:font-name-complex="Arial" style:font-weight-complex="normal"/>
    </style:style>
    <style:style style:name="P49" style:family="paragraph" style:parent-style-name="T2" style:list-style-name="L2">
      <style:paragraph-properties fo:line-height="150%"/>
    </style:style>
    <style:style style:name="P50" style:family="paragraph" style:parent-style-name="T2">
      <style:paragraph-properties fo:margin-left="0cm" fo:margin-right="0cm" fo:line-height="100%" fo:text-indent="1.244cm" style:auto-text-indent="false">
        <style:tab-stops/>
      </style:paragraph-properties>
      <style:text-properties fo:font-size="11pt" fo:font-weight="normal" style:font-size-asian="11pt" style:font-weight-asian="normal" style:font-name-complex="Arial"/>
    </style:style>
    <style:style style:name="P51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52" style:family="paragraph" style:parent-style-name="T2" style:list-style-name="L1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53" style:family="paragraph" style:parent-style-name="T2" style:list-style-name="L1">
      <style:paragraph-properties fo:margin-left="0cm" fo:margin-right="0cm" fo:line-height="150%" fo:text-indent="0cm" style:auto-text-indent="false"/>
      <style:text-properties fo:font-size="11pt" fo:font-weight="normal" style:font-size-asian="11pt" style:font-weight-asian="normal" style:font-name-complex="Arial"/>
    </style:style>
    <style:style style:name="P54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 style:font-weight-complex="normal"/>
    </style:style>
    <style:style style:name="P55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56" style:family="paragraph" style:parent-style-name="T2">
      <style:paragraph-properties fo:margin-left="0cm" fo:margin-right="0cm" fo:line-height="100%" fo:text-indent="0cm" style:auto-text-indent="false"/>
      <style:text-properties style:use-window-font-color="true"/>
    </style:style>
    <style:style style:name="P57" style:family="paragraph" style:parent-style-name="T2">
      <style:paragraph-properties fo:margin-left="0.635cm" fo:margin-right="0cm" fo:line-height="100%" fo:text-indent="-0.635cm" style:auto-text-indent="false"/>
      <style:text-properties fo:font-size="11pt" style:font-size-asian="11pt" style:font-name-complex="Arial"/>
    </style:style>
    <style:style style:name="P58" style:family="paragraph" style:parent-style-name="T2">
      <style:paragraph-properties fo:margin-left="0.635cm" fo:margin-right="0cm" fo:line-height="100%" fo:text-align="center" style:justify-single-word="false" fo:text-indent="-0.635cm" style:auto-text-indent="false"/>
      <style:text-properties fo:font-size="11pt" fo:font-weight="bold" style:font-size-asian="11pt" style:font-weight-asian="bold" style:font-name-complex="Arial"/>
    </style:style>
    <style:style style:name="P59" style:family="paragraph" style:parent-style-name="Capa" style:master-page-name="Standard">
      <style:paragraph-properties style:page-number="auto"/>
      <style:text-properties style:font-name-complex="Arial"/>
    </style:style>
    <style:style style:name="P60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name-complex="Arial"/>
    </style:style>
    <style:style style:name="T4" style:family="text">
      <style:text-properties fo:font-size="11pt" fo:font-weight="bold" style:font-size-asian="11pt" style:font-weight-asian="bold" style:font-name-complex="Arial" style:font-weight-complex="bold"/>
    </style:style>
    <style:style style:name="T5" style:family="text">
      <style:text-properties fo:font-size="11pt" style:font-size-asian="11pt" style:font-name-complex="Arial"/>
    </style:style>
    <style:style style:name="T6" style:family="text">
      <style:text-properties fo:font-size="11pt" style:font-size-asian="11pt" style:font-name-complex="Arial" style:font-weight-complex="bold"/>
    </style:style>
    <style:style style:name="T7" style:family="text">
      <style:text-properties fo:font-size="11pt" fo:font-weight="normal" style:font-size-asian="11pt" style:font-weight-asian="normal" style:font-name-complex="Arial"/>
    </style:style>
    <style:style style:name="T8" style:family="text">
      <style:text-properties fo:font-size="11pt" fo:font-weight="normal" style:font-size-asian="11pt" style:font-weight-asian="normal" style:font-name-complex="Arial" style:font-weight-complex="normal"/>
    </style:style>
    <style:style style:name="T9" style:family="text">
      <style:text-properties fo:font-size="11pt" fo:font-weight="normal" style:font-size-asian="11pt" style:font-weight-asian="normal" style:font-name-complex="Arial" style:font-weight-complex="bold"/>
    </style:style>
    <style:style style:name="T10" style:family="text">
      <style:text-properties style:font-name-complex="Arial"/>
    </style:style>
    <style:style style:name="T11" style:family="text">
      <style:text-properties style:font-name="Symbol" fo:font-size="11pt" fo:font-weight="bold" style:font-size-asian="11pt" style:font-weight-asian="bold"/>
    </style:style>
    <style:style style:name="T12" style:family="text">
      <style:text-properties fo:color="#000000" fo:font-size="11pt" fo:font-weight="normal" style:font-size-asian="11pt" style:font-weight-asian="normal" style:font-name-complex="Arial" style:font-weight-complex="normal"/>
    </style:style>
    <style:style style:name="T13" style:family="text">
      <style:text-properties fo:color="#000000" fo:font-size="11pt" fo:font-weight="bold" style:font-size-asian="11pt" style:font-weight-asian="bold" style:font-name-complex="Arial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LANO DE ATIVIDADES</text:p>
      <text:p text:style-name="P23"/>
      <text:p text:style-name="P2"/>
      <text:list text:style-name="WW8Num2">
        <text:list-item>
          <text:p text:style-name="P44">Dados do acadêmico</text:p>
        </text:list-item>
      </text:list>
      <text:list text:style-name="WW8Num17">
        <text:list-header>
          <text:p text:style-name="P19"/>
        </text:list-header>
      </text:list>
      <text:p text:style-name="Standard"><text:span text:style-name="T3">Nome: </text:span><text:span text:style-name="T8">Eder Ruiz Maria</text:span></text:p>
      <text:p text:style-name="Standard"><text:span text:style-name="T3">Ano de ingresso</text:span><text:span text:style-name="T5">: 2002</text:span></text:p>
      <text:p text:style-name="Standard"><text:span text:style-name="T3">Série:</text:span><text:span text:style-name="T5"> 4º ano</text:span></text:p>
      <text:p text:style-name="Standard"><text:span text:style-name="T4">E-mail</text:span><text:span text:style-name="T5">: holoturoide@gmail.com</text:span></text:p>
      <text:p text:style-name="P10"><text:span text:style-name="T3">Disciplina Matriculada:</text:span><text:span text:style-name="T5"> Estágio Supervisionado II</text:span></text:p>
      <text:p text:style-name="P11"><text:tab/></text:p>
      <text:p text:style-name="P11"/>
      <text:list text:style-name="WW8Num2" text:continue-numbering="true">
        <text:list-item>
          <text:p text:style-name="P44">Dados do campo de estágio</text:p>
        </text:list-item>
      </text:list>
      <text:p text:style-name="P55"/>
      <text:p text:style-name="P55"/>
      <text:list text:style-name="WW8Num2" text:continue-numbering="true">
        <text:list-item>
          <text:list text:continue-numbering="true">
            <text:list-item>
              <text:p text:style-name="P44">Identificação da Entidade/Instituição</text:p>
            </text:list-item>
          </text:list>
        </text:list-item>
      </text:list>
      <text:p text:style-name="P2"/>
      <text:p text:style-name="Standard"><text:span text:style-name="T3">Nome</text:span><text:span text:style-name="T5">: ITAI – Instituto de Tecnologia Aplicada e Inovação</text:span></text:p>
      <text:p text:style-name="Standard"><text:span text:style-name="T3">Endereço: </text:span><text:span text:style-name="T8">Av. Tancredo Neves, 6731</text:span></text:p>
      <text:p text:style-name="P12"><text:span text:style-name="T5">Complemento:</text:span><text:span text:style-name="T8"> Parque Tecnológico Itaipu -PTI</text:span></text:p>
      <text:p text:style-name="Standard"><text:span text:style-name="T3">CEP: </text:span><text:span text:style-name="T8">85857-970</text:span></text:p>
      <text:p text:style-name="Standard"><text:span text:style-name="T3">Cidade/UF:</text:span><text:span text:style-name="T5"> Foz do Iguaçu - PR</text:span></text:p>
      <text:p text:style-name="Standard"><text:span text:style-name="T3">Telefone:</text:span><text:span text:style-name="T5"> (45) 3520-6670</text:span></text:p>
      <text:p text:style-name="Standard"><text:span text:style-name="T3">Página:</text:span><text:span text:style-name="T5"> www.itai.org.br</text:span></text:p>
      <text:p text:style-name="P2"/>
      <text:p text:style-name="P2"/>
      <text:list text:style-name="WW8Num2" text:continue-numbering="true">
        <text:list-item>
          <text:list text:continue-numbering="true">
            <text:list-item>
              <text:p text:style-name="P44">Análise Institucional</text:p>
            </text:list-item>
          </text:list>
        </text:list-item>
      </text:list>
      <text:p text:style-name="P6"/>
      <text:list text:style-name="WW8Num19">
        <text:list-item>
          <text:p text:style-name="P29">Caracterização da Instituição :</text:p>
        </text:list-item>
      </text:list>
      <text:p text:style-name="P6"/>
      <text:p text:style-name="P16">O ITAI - Instituto de Tecnologia Aplicada e Inovação é uma associação civil, sem fins lucrativos, criado em0 12 de outubro de 1996, por entidades de iniciativa privada, setor publico, universidades e centros tecnológicos. </text:p>
      <text:p text:style-name="P16"/>
      <text:p text:style-name="P16">O ITAI está qualificado como OSCIP – Organização da Sociedade Civil de Interesse Público, nos termos da Lei nº 9.790, de 23 de março de 1999, e que consta do Processo MJ nº 08001.003813/2005-76, conforme despacho do Secretário Nacional de Justiça, de 22 de julho de 2005, publicado no Diário Oficial de 28 de julho de 2005.O objetivo estatutário do ITAI é a integração dos principais agentes do desenvolvimento – setor público, comunidade empresarial e instituições de ensino e pesquisa – visando a evolução tecnológica através de ações voltadas à educação, à cultura e ao desenvolvimento sócio-econômico.</text:p>
      <text:p text:style-name="P6"/>
      <text:list text:style-name="WW8Num19" text:continue-numbering="true">
        <text:list-item>
          <text:p text:style-name="P29">Departamento ao qual o estágio ficará lotado:</text:p>
        </text:list-item>
      </text:list>
      <text:p text:style-name="P6"/>
      <text:p text:style-name="P15">Tecnologia de Informação</text:p>
      <text:p text:style-name="P6"/>
      <text:list text:style-name="WW8Num19" text:continue-numbering="true">
        <text:list-item>
          <text:p text:style-name="P30">Informática na Instituição e/ou Departamento :</text:p>
        </text:list-item>
      </text:list>
      <text:p text:style-name="P7"/>
      <text:p text:style-name="P16">Estudo de novas tecnologias, configuração de sistemas, manutenção de servidores.</text:p>
      <text:p text:style-name="P17"/>
      <text:list text:style-name="WW8Num19" text:continue-numbering="true">
        <text:list-item>
          <text:p text:style-name="P30">Interações previstas para o(a) Estagiário(a) (áreas e pessoas)</text:p>
          <text:p text:style-name="P30"/>
          <text:p text:style-name="P32">Departamento de Tecnologia da Informação e Infra-Estrutura e seus funcionários.</text:p>
        </text:list-item>
      </text:list>
      <text:p text:style-name="P5"/>
      <text:list text:style-name="WW8Num2" text:continue-numbering="true">
        <text:list-item>
          <text:p text:style-name="P44"><text:soft-page-break/>Dados do supervisor de Técnico (caso exista):</text:p>
        </text:list-item>
      </text:list>
      <text:p text:style-name="P2"/>
      <text:p text:style-name="Standard"><text:span text:style-name="T3">Nome:</text:span><text:span text:style-name="T10"> Chen Chien Chung</text:span></text:p>
      <text:p text:style-name="Standard"><text:span text:style-name="T3">Departamento/Setor:</text:span><text:span text:style-name="T5"> Infra-Estrutura</text:span></text:p>
      <text:p text:style-name="Standard"><text:span text:style-name="T3">Cargo/Função:</text:span><text:span text:style-name="T5"> Analista de Sistemas</text:span></text:p>
      <text:p text:style-name="Standard"><text:span text:style-name="T3">Telefone: </text:span><text:span text:style-name="T5">(45) 3520-6670</text:span></text:p>
      <text:p text:style-name="Standard"><text:span text:style-name="T3">E-mail</text:span><text:span text:style-name="T5">: chen@itai.org.br</text:span></text:p>
      <text:p text:style-name="Standard"><text:span text:style-name="T3">Formação:</text:span><text:span text:style-name="T5"> Bacharel em Sistemas de Informação</text:span></text:p>
      <text:p text:style-name="Standard"><text:span text:style-name="T3">Instituição onde fez o curso:</text:span><text:span text:style-name="T5"> Faculdade Dinâmica das Cataratas - UDC</text:span></text:p>
      <text:p text:style-name="Standard"><text:span text:style-name="T3">Ano de conclusão:</text:span><text:span text:style-name="T5"> 2005</text:span></text:p>
      <text:p text:style-name="Standard"><text:span text:style-name="T3">Cidade/UF:</text:span><text:span text:style-name="T5"> Foz do Iguaçu - PR</text:span></text:p>
      <text:p text:style-name="P2"/>
      <text:p text:style-name="P2"/>
      <text:list text:style-name="WW8Num2" text:continue-numbering="true">
        <text:list-item>
          <text:p text:style-name="P31">Dados do Supervisor de Estágio</text:p>
        </text:list-item>
      </text:list>
      <text:p text:style-name="P2"/>
      <text:p text:style-name="Standard"><text:span text:style-name="T4">Docente</text:span><text:span text:style-name="T5">: Antonio Marcos Massao Hachisuca</text:span></text:p>
      <text:p text:style-name="Standard"><text:span text:style-name="T4">E-mail: </text:span><text:span text:style-name="T8">shiro@itai.org.br </text:span></text:p>
      <text:p text:style-name="P2"/>
      <text:p text:style-name="P2"/>
      <text:list text:style-name="WW8Num2" text:continue-numbering="true">
        <text:list-item>
          <text:p text:style-name="P46">Calendário de entrega dos relatórios</text:p>
        </text:list-item>
      </text:list>
      <text:list text:style-name="WW8Num17" text:continue-numbering="true">
        <text:list-header>
          <text:p text:style-name="P20"/>
          <text:p text:style-name="P56"><text:span text:style-name="T6">Relatório de Acompanhamento 1:</text:span><text:span text:style-name="T7"> 13/10/2008</text:span></text:p>
          <text:p text:style-name="P56"><text:span text:style-name="T6">Relatório de Acompanhamento 2:</text:span><text:span text:style-name="T7"> 27/10/2008</text:span></text:p>
          <text:p text:style-name="P56"><text:span text:style-name="T4">Relatório Final:</text:span><text:span text:style-name="T7"> 12/11/2008</text:span></text:p>
        </text:list-header>
      </text:list>
      <text:p text:style-name="P51"/>
      <text:p text:style-name="P51"/>
      <text:list text:style-name="WW8Num2" text:continue-numbering="true">
        <text:list-item>
          <text:p text:style-name="P44">Horário de trabalho</text:p>
        </text:list-item>
      </text:list>
      <text:p text:style-name="P2"/>
      <text:p text:style-name="P14"><text:span text:style-name="T4">segunda-feira:</text:span><text:span text:style-name="T5"> <text:tab/>das 14:00 às 18:00</text:span></text:p>
      <text:p text:style-name="P14"><text:span text:style-name="T4">terça-feira:</text:span><text:span text:style-name="T5"> <text:tab/>das 14:00 às 18:00</text:span></text:p>
      <text:p text:style-name="P14"><text:span text:style-name="T4">quarta-feira:</text:span><text:span text:style-name="T8"><text:tab/>das 14:00 às 18:00</text:span></text:p>
      <text:p text:style-name="P14"><text:span text:style-name="T4">quinta-feira</text:span><text:span text:style-name="T5">: <text:tab/>das 14:00 às 18:00</text:span></text:p>
      <text:p text:style-name="P14"><text:span text:style-name="T4">sexta-feira:</text:span><text:span text:style-name="T5"> <text:tab/>das 14:00 às 18:00</text:span></text:p>
      <text:p text:style-name="P3"/>
      <text:p text:style-name="P14"><text:span text:style-name="T4">Caga horária semanal:</text:span><text:span text:style-name="T5"> 20 horas</text:span></text:p>
      <text:p text:style-name="P3"/>
      <text:list text:style-name="WW8Num17" text:continue-numbering="true">
        <text:list-header>
          <text:p text:style-name="P19"/>
        </text:list-header>
      </text:list>
      <text:list text:style-name="WW8Num2" text:continue-numbering="true">
        <text:list-item>
          <text:p text:style-name="P44">Atividades de Estágio</text:p>
        </text:list-item>
      </text:list>
      <text:p text:style-name="P55"/>
      <text:p text:style-name="P55"/>
      <text:list text:style-name="WW8Num2" text:continue-numbering="true">
        <text:list-item>
          <text:list text:continue-numbering="true">
            <text:list-item>
              <text:p text:style-name="P44">Descrição das atividades a serem desenvolvidas </text:p>
              <text:p text:style-name="P47"/>
            </text:list-item>
          </text:list>
        </text:list-item>
      </text:list>
      <text:p text:style-name="P50">Estudo do conceito de Firewall e Proxy, bem como compartilhamento de arquivos, utilizando as ferramentas iptables para filtro de pacotes, squid para cache de conteúdo, dansguardian para filtro de conteúdo, e samba para compartilhamento de arquivos.</text:p>
      <text:p text:style-name="P55"/>
      <text:p text:style-name="P55"/>
      <text:list text:style-name="WW8Num2" text:continue-numbering="true">
        <text:list-item>
          <text:list text:continue-numbering="true">
            <text:list-item>
              <text:p text:style-name="P44">Disciplinas a serem utilizadas</text:p>
            </text:list-item>
          </text:list>
        </text:list-item>
      </text:list>
      <text:list text:style-name="WW8Num17" text:continue-numbering="true">
        <text:list-header>
          <text:p text:style-name="P19"/>
          <text:p text:style-name="P21">- Computação I e II;</text:p>
          <text:p text:style-name="P28">- Sistemas Operacionais;</text:p>
          <text:p text:style-name="P28">- Algoritmos e Estrutura de Dados;</text:p>
          <text:p text:style-name="P28">- Banco de Dados;</text:p>
          <text:p text:style-name="P28"><text:soft-page-break/>- Comunicação de Dados;</text:p>
          <text:p text:style-name="P19"/>
        </text:list-header>
      </text:list>
      <text:list text:style-name="WW8Num2" text:continue-numbering="true">
        <text:list-item>
          <text:list text:continue-numbering="true">
            <text:list-item>
              <text:p text:style-name="P44">Metodologia de desenvolvimento das atividades</text:p>
            </text:list-item>
          </text:list>
        </text:list-item>
      </text:list>
      <text:p text:style-name="P51"/>
      <text:list text:style-name="L1">
        <text:list-item>
          <text:p text:style-name="P53">Estudo dos conceitos de Firewall e a ferramenta iptables;</text:p>
        </text:list-item>
        <text:list-item>
          <text:p text:style-name="P53">Estudo do conceito de Proxy e as ferramentas squid e dansguardian;</text:p>
        </text:list-item>
        <text:list-item>
          <text:p text:style-name="P53">Estudo da ferramenta Samba para compartilhamento de arquivos;</text:p>
        </text:list-item>
        <text:list-item>
          <text:p text:style-name="P53">Instalação e Configuração dos Servidores;</text:p>
        </text:list-item>
        <text:list-item>
          <text:p text:style-name="P53">Integração das ferramentas;</text:p>
        </text:list-item>
        <text:list-item>
          <text:p text:style-name="P52">Migração para o ambiente em produção;</text:p>
        </text:list-item>
      </text:list>
      <text:list text:style-name="WW8Num17" text:continue-numbering="true">
        <text:list-header>
          <text:p text:style-name="P20"/>
          <text:p text:style-name="P19"/>
        </text:list-header>
      </text:list>
      <text:list text:style-name="WW8Num2" text:continue-numbering="true">
        <text:list-item>
          <text:list text:continue-numbering="true">
            <text:list-item>
              <text:p text:style-name="P44">Leitura bibliográfica utilizada</text:p>
              <text:p text:style-name="P48"/>
            </text:list-item>
          </text:list>
        </text:list-item>
      </text:list>
      <text:list text:style-name="L2">
        <text:list-item>
          <text:p text:style-name="P49"><text:span text:style-name="T12">NETO, Urubatan. </text:span><text:span text:style-name="T13">Linux Firewall Iptables</text:span><text:span text:style-name="T12">. Editora Moderna, 2004</text:span></text:p>
        </text:list-item>
        <text:list-item>
          <text:p text:style-name="P49"><text:a xlink:type="simple" xlink:href="http://www.squid-cache.org.br/index.php?option=com_content&amp;task=section&amp;id=4&amp;Itemid=27"><text:span text:style-name="T12">http://www.squid-cache.org.br/index.php?option=com_content&amp;task=section&amp;id=4&amp;Itemid=27</text:span></text:a></text:p>
        </text:list-item>
        <text:list-item>
          <text:p text:style-name="P49"><text:a xlink:type="simple" xlink:href="http://www.gdhpress.com.br/servidores/leia/index.php?p=cap2-23"><text:span text:style-name="T12">http://www.gdhpress.com.br/servidores/leia/index.php?p=cap2-23</text:span></text:a></text:p>
        </text:list-item>
        <text:list-item>
          <text:p text:style-name="P49"><text:a xlink:type="simple" xlink:href="http://iptables-tutorial.frozentux.net/iptables-tutorial.html"><text:span text:style-name="T12">http://iptables-tutorial.frozentux.net/iptables-tutorial.html</text:span></text:a></text:p>
        </text:list-item>
        <text:list-item>
          <text:p text:style-name="P49"><text:a xlink:type="simple" xlink:href="http://dansguardian.org/?page=documentation"><text:span text:style-name="T12">http://dansguardian.org/?page=documentation</text:span></text:a></text:p>
        </text:list-item>
        <text:list-item>
          <text:p text:style-name="P49"><text:a xlink:type="simple" xlink:href="http://focalinux.cipsga.org.br/guia/avancado/ch-s-samba.html"><text:span text:style-name="T12">http://focalinux.cipsga.org.br/guia/avancado/ch-s-samba.html</text:span></text:a></text:p>
          <text:p text:style-name="P45"/>
        </text:list-item>
      </text:list>
      <text:list text:style-name="WW8Num2" text:continue-numbering="true">
        <text:list-item>
          <text:list text:continue-numbering="true">
            <text:list-item>
              <text:p text:style-name="P44">Cronograma geral de atividades</text:p>
            </text:list-item>
          </text:list>
        </text:list-item>
      </text:list>
      <text:list text:style-name="WW8Num17" text:continue-numbering="true">
        <text:list-header>
          <text:p text:style-name="P19"/>
          <text:p text:style-name="P20"><text:span text:style-name="T2">Obs:</text:span> cronograma planejado do dia 22 de setembro até o dia 12 de novembro de 2008;</text:p>
        </text:list-header>
      </text:list>
      <text:p text:style-name="P55"/>
      <table:table table:name="Tabela1" table:style-name="Tabela1">
        <table:table-column table:style-name="Tabela1.A"/>
        <table:table-column table:style-name="Tabela1.B" table:number-columns-repeated="8"/>
        <table:table-row>
          <table:table-cell table:style-name="Tabela1.A1" office:value-type="string">
            <text:p text:style-name="P25">Semana:</text:p>
          </table:table-cell>
          <table:table-cell table:style-name="Tabela1.A1" office:value-type="string">
            <text:p text:style-name="P26">1</text:p>
          </table:table-cell>
          <table:table-cell table:style-name="Tabela1.A1" office:value-type="string">
            <text:p text:style-name="P26">2</text:p>
          </table:table-cell>
          <table:table-cell table:style-name="Tabela1.A1" office:value-type="string">
            <text:p text:style-name="P26">3</text:p>
          </table:table-cell>
          <table:table-cell table:style-name="Tabela1.A1" office:value-type="string">
            <text:p text:style-name="P26">4</text:p>
          </table:table-cell>
          <table:table-cell table:style-name="Tabela1.A1" office:value-type="string">
            <text:p text:style-name="P26">5</text:p>
          </table:table-cell>
          <table:table-cell table:style-name="Tabela1.A1" office:value-type="string">
            <text:p text:style-name="P26">6</text:p>
          </table:table-cell>
          <table:table-cell table:style-name="Tabela1.A1" office:value-type="string">
            <text:p text:style-name="P26">7</text:p>
          </table:table-cell>
          <table:table-cell table:style-name="Tabela1.I1" office:value-type="string">
            <text:p text:style-name="P26">8</text:p>
          </table:table-cell>
        </table:table-row>
        <table:table-row>
          <table:table-cell table:style-name="Tabela1.A2" office:value-type="string">
            <text:p text:style-name="Table_20_Contents">Estudo sobre Firewall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Table_20_Contents">Implementação do Script de Firewall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I2" office:value-type="string">
            <text:p text:style-name="P27">X</text:p>
          </table:table-cell>
        </table:table-row>
        <table:table-row>
          <table:table-cell table:style-name="Tabela1.A2" office:value-type="string">
            <text:p text:style-name="Table_20_Contents">Estudo sobre Squid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Table_20_Contents">Estudo sobre Dansguardian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Table_20_Contents">Estudo sobre Samba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I2" office:value-type="string">
            <text:p text:style-name="P27"/>
          </table:table-cell>
        </table:table-row>
        <table:table-row>
          <table:table-cell table:style-name="Tabela1.A2" office:value-type="string">
            <text:p text:style-name="Table_20_Contents">Integração das Ferramentas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7">X</text:p>
          </table:table-cell>
          <table:table-cell table:style-name="Tabela1.I2" office:value-type="string">
            <text:p text:style-name="P27">X</text:p>
          </table:table-cell>
        </table:table-row>
        <table:table-row>
          <table:table-cell table:style-name="Tabela1.A2" office:value-type="string">
            <text:p text:style-name="Table_20_Contents">Migração para ambiente de produção</text:p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7"/>
          </table:table-cell>
          <table:table-cell table:style-name="Tabela1.I2" office:value-type="string">
            <text:p text:style-name="P27">X</text:p>
          </table:table-cell>
        </table:table-row>
      </table:table>
      <text:p text:style-name="P54"/>
      <text:p text:style-name="P54"/>
      <text:list text:style-name="WW8Num2" text:continue-numbering="true">
        <text:list-item>
          <text:list text:continue-numbering="true">
            <text:list-item>
              <text:p text:style-name="P44">Recursos e ferramentas a serem utilizadas</text:p>
            </text:list-item>
          </text:list>
        </text:list-item>
      </text:list>
      <text:list text:style-name="WW8Num17" text:continue-numbering="true">
        <text:list-header>
          <text:p text:style-name="P19"/>
        </text:list-header>
      </text:list>
      <text:list text:style-name="L3">
        <text:list-item>
          <text:p text:style-name="P36">Iptables, ferramenta para filtro de pacotes statefull;</text:p>
        </text:list-item>
        <text:list-item>
          <text:p text:style-name="P36">Squid, ferramenta para cache de HTTP e autorização de acesso;</text:p>
        </text:list-item>
        <text:list-item>
          <text:p text:style-name="P36">Shell Script, linguagem de script;</text:p>
        </text:list-item>
        <text:list-item>
          <text:p text:style-name="P36">Dansguardian, filtro de conteúdo transitados por HTTP;</text:p>
        </text:list-item>
        <text:list-item>
          <text:p text:style-name="P36"><text:soft-page-break/>Samba, ferramenta para compartilhamento de arquivos;</text:p>
        </text:list-item>
        <text:list-item>
          <text:p text:style-name="P36">Ldap, diretório que contém dados para autenticação dos usuários;</text:p>
        </text:list-item>
      </text:list>
      <text:p text:style-name="P22"/>
      <text:list text:style-name="WW8Num2" text:continue-numbering="true">
        <text:list-item>
          <text:list text:continue-numbering="true">
            <text:list-item>
              <text:p text:style-name="P44">Produtos a serem gerados</text:p>
            </text:list-item>
          </text:list>
        </text:list-item>
      </text:list>
      <text:list text:style-name="WW8Num17" text:continue-numbering="true">
        <text:list-header>
          <text:p text:style-name="P19"/>
          <text:p text:style-name="P18">Infra estrutura de rede para o Itai independente da infra estrutura do PTI.</text:p>
          <text:p text:style-name="P19"/>
        </text:list-header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Foz do Iguaçu, 22 de setembro de 2008</text:p>
      <text:p text:style-name="P6"/>
      <text:h text:style-name="P38" text:outline-level="5" text:is-list-header="true"><text:span text:style-name="T1"/></text:h>
      <text:h text:style-name="P38" text:outline-level="5">_______________________________</text:h>
      <text:h text:style-name="P40" text:outline-level="5">Eder Ruiz Maria</text:h>
      <text:p text:style-name="P34"/>
      <text:p text:style-name="P37"/>
      <text:p text:style-name="P24">AVALIAÇÃO DO PLANO DE ATIVIDADES</text:p>
      <text:p text:style-name="P24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custom-shape text:anchor-type="char" draw:z-index="0" draw:style-name="gr1" draw:text-style-name="P60" svg:width="1.98cm" svg:height="0.953cm" svg:x="3.623cm" svg:y="0.203cm"><text:p/><draw:enhanced-geometry svg:viewBox="0 0 21600 21600" draw:type="rectangle" draw:enhanced-path="M 0 0 L 21600 0 21600 21600 0 21600 0 0 Z N"/></draw:custom-shape></text:p>
      <text:p text:style-name="P8">NOTA ATRIBUÍDA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9" text:outline-level="5" text:is-list-header="true">_________________________________________</text:h>
      <text:h text:style-name="P41" text:outline-level="5" text:is-list-header="true">Assinatur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line-height="150%" fo:text-indent="0cm" style:auto-text-indent="false" fo:keep-with-next="always"/>
      <style:text-properties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line-height="150%" fo:orphans="0" fo:widows="0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Times New Roman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Times New Roman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list-style-name="WW8Num5" style:class="chapter">
      <style:paragraph-properties fo:margin-left="0cm" fo:margin-right="0cm" fo:margin-top="0.423cm" fo:margin-bottom="0.106cm" fo:text-align="center" style:justify-single-word="false" fo:text-indent="0cm" style:auto-text-indent="false"/>
      <style:text-properties style:font-name="Arial" fo:font-weight="bold" style:letter-kerning="true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1" style:family="paragraph" style:parent-style-name="Standard" style:list-style-name="WW8Num12">
      <style:paragraph-properties fo:margin-left="0cm" fo:margin-right="0cm" fo:margin-top="5.715cm" fo:margin-bottom="0cm" fo:line-height="150%" fo:text-align="center" style:justify-single-word="false" fo:text-indent="0cm" style:auto-text-indent="false"/>
      <style:text-properties fo:text-transform="uppercase" style:font-name="Arial" fo:font-weight="bold" style:font-weight-asian="bold"/>
    </style:style>
    <style:style style:name="T2" style:family="paragraph" style:parent-style-name="Standard" style:list-style-name="WW8Num17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T3" style:family="paragraph" style:parent-style-name="Standard" style:list-style-name="WW8Num4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Capa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Corpo_20_de_20_texto_20_2" style:display-name="Corpo de texto 2" style:family="paragraph" style:parent-style-name="Standard">
      <style:text-properties fo:font-size="11pt" style:font-size-asian="11pt"/>
    </style:style>
    <style:style style:name="Corpo_20_de_20_texto_20_3" style:display-name="Corpo de texto 3" style:family="paragraph" style:parent-style-name="Standard">
      <style:text-properties fo:font-size="10pt" style:font-size-asian="10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style:font-name="Arial" fo:font-style="normal" fo:font-weight="bold" style:font-style-asian="normal" style:font-weight-asian="bold"/>
    </style:style>
    <style:style style:name="WW8Num6z0" style:family="text">
      <style:text-properties style:font-name="Arial" fo:font-style="normal" fo:font-weight="bold" style:font-style-asian="normal" style:font-weight-asian="bold"/>
    </style:style>
    <style:style style:name="WW8Num8z0" style:family="text">
      <style:text-properties style:font-name="Symbol"/>
    </style:style>
    <style:style style:name="WW8Num9z2" style:family="text">
      <style:text-properties style:font-name="Arial" fo:font-style="normal" fo:font-weight="bold" style:font-style-asian="normal" style:font-weight-asian="bold"/>
    </style:style>
    <style:style style:name="WW8Num10z0" style:family="text">
      <style:text-properties fo:font-weight="bold" style:font-weight-asian="bold"/>
    </style:style>
    <style:style style:name="WW8Num12z0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fo:font-weight="bold" style:font-weight-asian="bold"/>
    </style:style>
    <style:style style:name="WW8Num14z0" style:family="text">
      <style:text-properties fo:font-style="normal" fo:font-weight="bold" style:font-style-asian="normal" style:font-weight-asian="bold"/>
    </style:style>
    <style:style style:name="WW8Num15z0" style:family="text">
      <style:text-properties style:font-name="Times New Roman"/>
    </style:style>
    <style:style style:name="WW8Num16z0" style:family="text">
      <style:text-properties style:font-name="Symbol"/>
    </style:style>
    <style:style style:name="WW8Num18z0" style:family="text">
      <style:text-properties style:font-name="Arial" fo:font-style="normal" fo:font-weight="bold" style:font-style-asian="normal" style:font-weight-asian="bold"/>
    </style:style>
    <style:style style:name="WW8Num19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8Num9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1.249cm" text:min-label-width="0.635cm"/>
        <style:text-properties style:font-name="Times New Roman"/>
      </text:list-level-style-bullet>
      <text:list-level-style-bullet text:level="2" text:style-name="WW8Num3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8Num9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format="1" text:start-value="7">
        <style:list-level-properties text:space-before="0.106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 - 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page-layout style:name="pm1">
      <style:page-layout-properties fo:page-width="20.999cm" fo:page-height="29.699cm" style:num-format="1" style:print-orientation="portrait" fo:margin-top="3cm" fo:margin-bottom="1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Formato do Relatório Inicial de Estágio Supervisionado I e II</dc:title>
    <meta:initial-creator>Fabiana</meta:initial-creator>
    <meta:creation-date>2004-07-30T10:54:00</meta:creation-date>
    <dc:date>2008-11-24T23:20:24</dc:date>
    <meta:print-date>2004-07-30T10:45:00</meta:print-date>
    <dc:language>pt-BR</dc:language>
    <meta:editing-cycles>21</meta:editing-cycles>
    <meta:editing-duration>PT8H4M5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" meta:image-count="0" meta:object-count="0" meta:page-count="5" meta:paragraph-count="129" meta:word-count="703" meta:character-count="4638"/>
  </office:meta>
</office:document-meta>
</file>